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25cm" fo:min-width="1.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84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075cm" draw:marker-end-width="0.075cm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9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svg:stroke-color="#000000" draw:marker-start-width="0.075cm" draw:marker-end-width="0.0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fo:min-height="0.357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69cm" draw:shadow="hidden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2.2cm" fo:min-width="1.45cm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075cm" draw:marker-end-width="0.075cm" svg:stroke-linecap="round" draw:fill="none" draw:textarea-vertical-align="middle" fo:padding-top="0.15cm" fo:padding-bottom="0.15cm" fo:padding-left="0.275cm" fo:padding-right="0.275cm" draw:shadow="hidden"/>
    </style:style>
    <style:style style:name="gr20" style:family="graphic" style:parent-style-name="standard">
      <style:graphic-properties draw:stroke="none" svg:stroke-color="#000000" draw:fill="none" draw:fill-color="#ffffff" fo:min-height="0cm" draw:shadow="hidden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075cm" draw:marker-end-width="0.0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2" style:family="graphic" style:parent-style-name="objectwithoutfill">
      <style:graphic-properties svg:stroke-width="0.05cm" svg:stroke-color="#000000" draw:marker-start-width="0.275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draw:shadow="hidden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2cm" fo:min-width="0.45cm" fo:padding-top="0.15cm" fo:padding-bottom="0.15cm" fo:padding-left="0.275cm" fo:padding-right="0.275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357cm" fo:padding-left="0cm" draw:shadow="hidden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5e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9pt"/>
    </style:style>
    <style:style style:name="P7" style:family="paragraph">
      <loext:graphic-properties draw:fill="solid" draw:fill-color="#fff5ed"/>
      <style:paragraph-properties fo:text-align="center"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9pt" fo:font-weight="bold" style:font-weight-asian="bold" style:font-weight-complex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9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/>
    </style:style>
    <style:style style:name="T1" style:family="text">
      <style:text-properties fo:font-size="10pt"/>
    </style:style>
    <style:style style:name="T2" style:family="text">
      <style:text-properties fo:font-size="9pt"/>
    </style:style>
    <style:style style:name="T3" style:family="text">
      <style:text-properties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draw:transform="rotate (-1.5707963267949) translate (5.8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cm" svg:height="2.5cm" svg:x="4.5cm" svg:y="2.519cm">
          <text:p text:style-name="P2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8cm 3.5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8cm" svg:y1="3.019cm" svg:x2="6.5cm" svg:y2="3.019cm">
          <text:p/>
        </draw:line>
        <draw:custom-shape draw:style-name="gr4" draw:text-style-name="P1" draw:layer="layout" svg:width="1cm" svg:height="1cm" draw:transform="rotate (-1.5707963267949) translate (6.3cm 5.8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5cm" svg:height="1cm" svg:x="9.5cm" svg:y="5.519cm">
          <text:p text:style-name="P2"><text:span text:style-name="T1">Pulse </text:span><text:span text:style-name="T1">gen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.5cm" svg:x="12cm" svg:y="5.519cm">
          <text:p text:style-name="P2"><text:span text:style-name="T1">AD</text:span><text:span text:style-name="T1">S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cm" svg:y1="6.019cm" svg:x2="12cm" svg:y2="6.019cm">
          <text:p/>
        </draw:line>
        <draw:g>
          <draw:line draw:style-name="gr7" draw:text-style-name="P4" draw:layer="layout" svg:x1="11.2cm" svg:y1="5.319cm" svg:x2="11.3cm" svg:y2="5.319cm">
            <text:p/>
          </draw:line>
          <draw:line draw:style-name="gr7" draw:text-style-name="P4" draw:layer="layout" svg:x1="11.3cm" svg:y1="5.819cm" svg:x2="11.3cm" svg:y2="5.319cm">
            <text:p/>
          </draw:line>
          <draw:line draw:style-name="gr7" draw:text-style-name="P4" draw:layer="layout" svg:x1="11.4cm" svg:y1="5.819cm" svg:x2="11.3cm" svg:y2="5.819cm">
            <text:p/>
          </draw:line>
          <draw:path draw:style-name="gr7" draw:text-style-name="P4" draw:layer="layout" svg:width="0.538cm" svg:height="0.125cm" draw:transform="rotate (1.19205987911213) translate (11.2838280204342cm 5.77276955447851cm)" svg:viewBox="0 0 539 126" svg:d="M539 126c-74-186-167-149-539-1">
            <text:p/>
          </draw:path>
          <draw:line draw:style-name="gr7" draw:text-style-name="P4" draw:layer="controls" svg:x1="11.7cm" svg:y1="5.319cm" svg:x2="11.6cm" svg:y2="5.319cm">
            <text:p/>
          </draw:line>
        </draw:g>
        <draw:line draw:style-name="gr6" draw:text-style-name="P4" draw:layer="controls" svg:x1="4.5cm" svg:y1="6.319cm" svg:x2="5.3cm" svg:y2="6.319cm">
          <text:p/>
        </draw:line>
        <draw:g>
          <draw:line draw:style-name="gr7" draw:text-style-name="P4" draw:layer="controls" svg:x1="7.9cm" svg:y1="5.8cm" svg:x2="8cm" svg:y2="5.8cm">
            <text:p/>
          </draw:line>
          <draw:line draw:style-name="gr7" draw:text-style-name="P4" draw:layer="controls" svg:x1="8cm" svg:y1="5.3cm" svg:x2="8cm" svg:y2="5.8cm">
            <text:p/>
          </draw:line>
          <draw:line draw:style-name="gr7" draw:text-style-name="P4" draw:layer="controls" svg:x1="9cm" svg:y1="5.3cm" svg:x2="8cm" svg:y2="5.3cm">
            <text:p/>
          </draw:line>
          <draw:line draw:style-name="gr7" draw:text-style-name="P4" draw:layer="controls" svg:x1="9cm" svg:y1="5.8cm" svg:x2="9cm" svg:y2="5.3cm">
            <text:p/>
          </draw:line>
          <draw:line draw:style-name="gr7" draw:text-style-name="P4" draw:layer="controls" svg:x1="9.2cm" svg:y1="5.8cm" svg:x2="9cm" svg:y2="5.8cm">
            <text:p/>
          </draw:line>
        </draw:g>
        <draw:custom-shape draw:style-name="gr8" draw:text-style-name="P5" draw:layer="controls" svg:width="0.2cm" svg:height="0.2cm" svg:x="7.1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7.1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7.6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controls" svg:x1="7.6cm" svg:y1="6.079cm" svg:x2="7.3cm" svg:y2="6.259cm">
          <text:p/>
        </draw:line>
        <draw:line draw:style-name="gr9" draw:text-style-name="P4" draw:layer="controls" svg:x1="7.8cm" svg:y1="6.019cm" svg:x2="8cm" svg:y2="6.019cm">
          <text:p/>
        </draw:line>
        <draw:line draw:style-name="gr9" draw:text-style-name="P4" draw:layer="controls" svg:x1="7cm" svg:y1="5.719cm" svg:x2="7.1cm" svg:y2="5.719cm">
          <text:p/>
        </draw:line>
        <draw:line draw:style-name="gr9" draw:text-style-name="P4" draw:layer="controls" svg:x1="7cm" svg:y1="6.319cm" svg:x2="7.1cm" svg:y2="6.319cm">
          <text:p/>
        </draw:line>
        <draw:line draw:style-name="gr6" draw:text-style-name="P4" draw:layer="controls" svg:x1="6.3cm" svg:y1="6.319cm" svg:x2="7cm" svg:y2="6.319cm">
          <text:p/>
        </draw:line>
        <draw:line draw:style-name="gr9" draw:text-style-name="P4" draw:layer="controls" svg:x1="7cm" svg:y1="5.719cm" svg:x2="6cm" svg:y2="5.719cm">
          <text:p/>
        </draw:line>
        <draw:line draw:style-name="gr9" draw:text-style-name="P4" draw:layer="controls" svg:x1="6cm" svg:y1="5.019cm" svg:x2="6cm" svg:y2="5.719cm">
          <text:p/>
        </draw:line>
        <draw:line draw:style-name="gr9" draw:text-style-name="P4" draw:layer="controls" svg:x1="8cm" svg:y1="6.019cm" svg:x2="9.5cm" svg:y2="6.019cm">
          <text:p/>
        </draw:line>
        <draw:custom-shape draw:style-name="gr10" draw:text-style-name="P5" draw:layer="controls" svg:width="0.2cm" svg:height="0.2cm" svg:x="11.8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12cm" svg:y1="7.519cm" svg:x2="9cm" svg:y2="7.519cm">
          <text:p/>
        </draw:line>
        <draw:custom-shape draw:style-name="gr10" draw:text-style-name="P5" draw:layer="controls" svg:width="0.2cm" svg:height="0.2cm" svg:x="11.8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9cm" svg:y1="2.819cm" svg:x2="15cm" svg:y2="2.819cm">
          <text:p/>
        </draw:line>
        <draw:line draw:style-name="gr9" draw:text-style-name="P4" draw:layer="controls" svg:x1="15cm" svg:y1="6.019cm" svg:x2="14cm" svg:y2="6.019cm">
          <text:p/>
        </draw:line>
        <draw:line draw:style-name="gr6" draw:text-style-name="P4" draw:layer="controls" svg:x1="15cm" svg:y1="2.819cm" svg:x2="15cm" svg:y2="6.019cm">
          <text:p/>
        </draw:line>
        <draw:g>
          <draw:line draw:style-name="gr7" draw:text-style-name="P4" draw:layer="controls" svg:x1="15.4cm" svg:y1="6cm" svg:x2="15.5cm" svg:y2="6cm">
            <text:p/>
          </draw:line>
          <draw:path draw:style-name="gr7" draw:text-style-name="P4" draw:layer="controls" svg:width="1.043cm" svg:height="0.078cm" draw:transform="rotate (-1.86226631187795) translate (15.800013190553cm 5.00000395735555cm)" svg:viewBox="0 0 1044 79" svg:d="M0 0c29 96 661 115 1044 0">
            <text:p/>
          </draw:path>
          <draw:path draw:style-name="gr7" draw:text-style-name="P4" draw:layer="controls" svg:width="0.582cm" svg:height="0.091cm" draw:transform="rotate (2.11115026321234) translate (16.0212598599309cm 5.54723706330813cm)" svg:viewBox="0 0 583 92" svg:d="M0 92c51-86 326-155 583 0">
            <text:p/>
          </draw:path>
          <draw:line draw:style-name="gr7" draw:text-style-name="P4" draw:layer="controls" svg:x1="16.5cm" svg:y1="5.5cm" svg:x2="16.1cm" svg:y2="5.5cm">
            <text:p/>
          </draw:line>
          <draw:path draw:style-name="gr7" draw:text-style-name="P4" draw:layer="controls" svg:width="0.848cm" svg:height="0.245cm" draw:transform="rotate (-0.785398163397449) translate (16.6cm 5.4cm)" svg:viewBox="0 0 849 246" svg:d="M0 141c212 213 636 71 849-141">
            <text:p/>
          </draw:path>
        </draw:g>
        <draw:frame draw:style-name="gr11" draw:text-style-name="P6" draw:layer="controls" svg:width="1.4cm" svg:height="0.607cm" svg:x="11.9cm" svg:y="7.212cm">
          <draw:text-box>
            <text:p><text:span text:style-name="T2">R</text:span><text:span text:style-name="T2">S</text:span><text:span text:style-name="T2">T</text:span></text:p>
          </draw:text-box>
        </draw:frame>
        <draw:frame draw:style-name="gr12" draw:text-style-name="P6" draw:layer="controls" svg:width="1.4cm" svg:height="0.963cm" svg:x="11.9cm" svg:y="5.719cm">
          <draw:text-box>
            <text:p><text:span text:style-name="T2">TRIG</text:span></text:p>
          </draw:text-box>
        </draw:frame>
        <draw:frame draw:style-name="gr11" draw:text-style-name="P6" draw:layer="controls" svg:width="1.2cm" svg:height="0.607cm" svg:x="13cm" svg:y="5.712cm">
          <draw:text-box>
            <text:p><text:span text:style-name="T2">ENV</text:span></text:p>
          </draw:text-box>
        </draw:frame>
        <draw:frame draw:style-name="gr11" draw:text-style-name="P6" draw:layer="controls" svg:width="1.2cm" svg:height="0.607cm" svg:x="5.4cm" svg:y="4.512cm">
          <draw:text-box>
            <text:p><text:span text:style-name="T2">OUT</text:span></text:p>
          </draw:text-box>
        </draw:frame>
        <draw:frame draw:style-name="gr12" draw:text-style-name="P6" draw:layer="controls" svg:width="1.4cm" svg:height="0.963cm" svg:x="5.3cm" svg:y="2.756cm">
          <draw:text-box>
            <text:p><text:span text:style-name="T2">TR</text:span><text:span text:style-name="T2">IG</text:span></text:p>
          </draw:text-box>
        </draw:frame>
        <draw:frame draw:style-name="gr11" draw:text-style-name="P6" draw:layer="controls" svg:width="1.4cm" svg:height="0.607cm" svg:x="6.3cm" svg:y="5.019cm">
          <draw:text-box>
            <text:p><text:span text:style-name="T2">Loop</text:span></text:p>
          </draw:text-box>
        </draw:frame>
        <draw:frame draw:style-name="gr11" draw:text-style-name="P6" draw:layer="controls" svg:width="1.4cm" svg:height="0.607cm" svg:x="6.3cm" svg:y="6.519cm">
          <draw:text-box>
            <text:p><text:span text:style-name="T2">Gate</text:span></text:p>
          </draw:text-box>
        </draw:frame>
        <draw:frame draw:style-name="gr13" draw:text-style-name="P6" draw:layer="controls" svg:width="2.2cm" svg:height="0.619cm" svg:x="7.7cm" svg:y="1.9cm">
          <draw:text-box>
            <text:p><text:span text:style-name="T2">Comparator</text:span></text:p>
          </draw:text-box>
        </draw:frame>
        <draw:line draw:style-name="gr3" draw:text-style-name="P4" draw:layer="controls" svg:x1="9.5cm" svg:y1="3.219cm" svg:x2="9cm" svg:y2="3.219cm">
          <text:p/>
        </draw:line>
        <draw:custom-shape draw:style-name="gr14" draw:text-style-name="P7" draw:layer="controls" svg:width="2cm" svg:height="2cm" svg:x="4.5cm" svg:y="9.5cm">
          <text:p text:style-name="P2"><text:span text:style-name="T1"/></text:p>
          <text:p text:style-name="P2"><text:span text:style-name="T1">On</text:span><text:span text:style-name="T1">e </text:span><text:span text:style-name="T1">Sh</text:span><text:span text:style-name="T1">o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controls" svg:width="1cm" svg:height="1cm" draw:transform="rotate (1.5707963267949) translate (8cm 10.4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controls" svg:x1="8cm" svg:y1="9.993cm" svg:x2="6.5cm" svg:y2="9.993cm">
          <text:p/>
        </draw:line>
        <draw:line draw:style-name="gr16" draw:text-style-name="P4" draw:layer="layout" svg:x1="5.3cm" svg:y1="12.9cm" svg:x2="5.1cm" svg:y2="12.9cm">
          <text:p/>
        </draw:line>
        <draw:line draw:style-name="gr16" draw:text-style-name="P4" draw:layer="layout" svg:x1="5cm" svg:y1="13.2cm" svg:x2="5.1cm" svg:y2="12.9cm">
          <text:p/>
        </draw:line>
        <draw:line draw:style-name="gr16" draw:text-style-name="P4" draw:layer="layout" svg:x1="5.1cm" svg:y1="13.2cm" svg:x2="5.2cm" svg:y2="12.9cm">
          <text:p/>
        </draw:line>
        <draw:line draw:style-name="gr16" draw:text-style-name="P4" draw:layer="layout" svg:x1="5.1cm" svg:y1="13.2cm" svg:x2="4.9cm" svg:y2="13.2cm">
          <text:p/>
        </draw:line>
        <draw:custom-shape draw:style-name="gr17" draw:text-style-name="P7" draw:layer="controls" svg:width="1.5cm" svg:height="1cm" svg:x="7.5cm" svg:y="12.5cm">
          <text:p text:style-name="P2"><text:span text:style-name="T1">Pu</text:span><text:span text:style-name="T1">lse </text:span><text:span text:style-name="T1">ge</text:span><text:span text:style-name="T1">n.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controls" svg:width="2cm" svg:height="2.5cm" svg:x="12cm" svg:y="12.493cm">
          <text:p text:style-name="P2"><text:span text:style-name="T1">A</text:span><text:span text:style-name="T1">D</text:span><text:span text:style-name="T1">S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controls" svg:x1="10.7cm" svg:y1="13cm" svg:x2="11.8cm" svg:y2="13cm">
          <text:p/>
        </draw:line>
        <draw:g>
          <draw:line draw:style-name="gr7" draw:text-style-name="P4" draw:layer="controls" svg:x1="11.2cm" svg:y1="12.3cm" svg:x2="11.3cm" svg:y2="12.3cm">
            <text:p/>
          </draw:line>
          <draw:line draw:style-name="gr7" draw:text-style-name="P4" draw:layer="controls" svg:x1="11.3cm" svg:y1="12.8cm" svg:x2="11.3cm" svg:y2="12.3cm">
            <text:p/>
          </draw:line>
          <draw:line draw:style-name="gr7" draw:text-style-name="P4" draw:layer="controls" svg:x1="11.4cm" svg:y1="12.8cm" svg:x2="11.3cm" svg:y2="12.8cm">
            <text:p/>
          </draw:line>
          <draw:path draw:style-name="gr7" draw:text-style-name="P4" draw:layer="controls" svg:width="0.538cm" svg:height="0.125cm" draw:transform="rotate (1.19205987911213) translate (11.2838280204342cm 12.7537695544785cm)" svg:viewBox="0 0 539 126" svg:d="M539 126c-74-186-167-149-539-1">
            <text:p/>
          </draw:path>
          <draw:line draw:style-name="gr7" draw:text-style-name="P4" draw:layer="controls" svg:x1="11.7cm" svg:y1="12.3cm" svg:x2="11.6cm" svg:y2="12.3cm">
            <text:p/>
          </draw:line>
        </draw:g>
        <draw:g>
          <draw:line draw:style-name="gr7" draw:text-style-name="P4" draw:layer="controls" svg:x1="6cm" svg:y1="12.8cm" svg:x2="6.1cm" svg:y2="12.8cm">
            <text:p/>
          </draw:line>
          <draw:line draw:style-name="gr7" draw:text-style-name="P4" draw:layer="controls" svg:x1="6.1cm" svg:y1="12.3cm" svg:x2="6.1cm" svg:y2="12.8cm">
            <text:p/>
          </draw:line>
          <draw:line draw:style-name="gr7" draw:text-style-name="P4" draw:layer="controls" svg:x1="6.9cm" svg:y1="12.3cm" svg:x2="6.1cm" svg:y2="12.3cm">
            <text:p/>
          </draw:line>
          <draw:line draw:style-name="gr7" draw:text-style-name="P4" draw:layer="controls" svg:x1="6.9cm" svg:y1="12.8cm" svg:x2="6.9cm" svg:y2="12.3cm">
            <text:p/>
          </draw:line>
          <draw:line draw:style-name="gr7" draw:text-style-name="P4" draw:layer="controls" svg:x1="7.1cm" svg:y1="12.8cm" svg:x2="6.9cm" svg:y2="12.8cm">
            <text:p/>
          </draw:line>
        </draw:g>
        <draw:line draw:style-name="gr9" draw:text-style-name="P4" draw:layer="controls" svg:x1="5.8cm" svg:y1="13cm" svg:x2="7.5cm" svg:y2="13cm">
          <text:p/>
        </draw:line>
        <draw:custom-shape draw:style-name="gr10" draw:text-style-name="P5" draw:layer="controls" svg:width="0.2cm" svg:height="0.2cm" svg:x="11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controls" svg:width="0.2cm" svg:height="0.2cm" svg:x="12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controls" svg:x1="9cm" svg:y1="9.793cm" svg:x2="14.5cm" svg:y2="9.8cm">
          <text:p/>
        </draw:line>
        <draw:line draw:style-name="gr9" draw:text-style-name="P4" draw:layer="controls" svg:x1="14.5cm" svg:y1="13cm" svg:x2="14cm" svg:y2="12.993cm">
          <text:p/>
        </draw:line>
        <draw:line draw:style-name="gr6" draw:text-style-name="P4" draw:layer="controls" svg:x1="14.5cm" svg:y1="9.8cm" svg:x2="14.5cm" svg:y2="13cm">
          <text:p/>
        </draw:line>
        <draw:line draw:style-name="gr6" draw:text-style-name="P4" draw:layer="controls" svg:x1="4.8cm" svg:y1="12.993cm" svg:x2="4.3cm" svg:y2="12.993cm">
          <text:p/>
        </draw:line>
        <draw:g>
          <draw:line draw:style-name="gr7" draw:text-style-name="P4" draw:layer="controls" svg:x1="14.9cm" svg:y1="13.493cm" svg:x2="15cm" svg:y2="13.493cm">
            <text:p/>
          </draw:line>
          <draw:path draw:style-name="gr7" draw:text-style-name="P4" draw:layer="controls" svg:width="1.043cm" svg:height="0.078cm" draw:transform="rotate (-1.86226631187795) translate (15.300013190553cm 12.4930039573555cm)" svg:viewBox="0 0 1044 79" svg:d="M0 0c29 96 661 115 1044 0">
            <text:p/>
          </draw:path>
          <draw:path draw:style-name="gr7" draw:text-style-name="P4" draw:layer="controls" svg:width="0.582cm" svg:height="0.091cm" draw:transform="rotate (2.11115026321234) translate (15.5212598599309cm 13.0402370633081cm)" svg:viewBox="0 0 583 92" svg:d="M0 92c51-86 326-155 583 0">
            <text:p/>
          </draw:path>
          <draw:line draw:style-name="gr7" draw:text-style-name="P4" draw:layer="controls" svg:x1="16.3cm" svg:y1="12.993cm" svg:x2="15.6cm" svg:y2="12.993cm">
            <text:p/>
          </draw:line>
          <draw:path draw:style-name="gr7" draw:text-style-name="P4" draw:layer="controls" svg:width="0.848cm" svg:height="0.245cm" draw:transform="rotate (-0.785398163397448) translate (16.4cm 12.893cm)" svg:viewBox="0 0 849 246" svg:d="M0 141c212 213 636 71 849-141">
            <text:p/>
          </draw:path>
        </draw:g>
        <draw:frame draw:style-name="gr11" draw:text-style-name="P6" draw:layer="controls" svg:width="1.2cm" svg:height="0.607cm" svg:x="12cm" svg:y="14.493cm">
          <draw:text-box>
            <text:p><text:span text:style-name="T2">RST</text:span></text:p>
          </draw:text-box>
        </draw:frame>
        <draw:frame draw:style-name="gr12" draw:text-style-name="P6" draw:layer="controls" svg:width="1.4cm" svg:height="0.963cm" svg:x="11.9cm" svg:y="12.686cm">
          <draw:text-box>
            <text:p><text:span text:style-name="T2">TRIG</text:span></text:p>
          </draw:text-box>
        </draw:frame>
        <draw:frame draw:style-name="gr11" draw:text-style-name="P6" draw:layer="controls" svg:width="1.2cm" svg:height="0.607cm" svg:x="13cm" svg:y="12.686cm">
          <draw:text-box>
            <text:p><text:span text:style-name="T2">ENV</text:span></text:p>
          </draw:text-box>
        </draw:frame>
        <draw:frame draw:style-name="gr11" draw:text-style-name="P6" draw:layer="controls" svg:width="1.4cm" svg:height="0.607cm" svg:x="3cm" svg:y="13.393cm">
          <draw:text-box>
            <text:p><text:span text:style-name="T2">Gate</text:span></text:p>
          </draw:text-box>
        </draw:frame>
        <draw:g>
          <draw:line draw:style-name="gr7" draw:text-style-name="P4" draw:layer="controls" svg:x1="1.7cm" svg:y1="13.493cm" svg:x2="1.8cm" svg:y2="13.493cm">
            <text:p/>
          </draw:line>
          <draw:line draw:style-name="gr7" draw:text-style-name="P4" draw:layer="controls" svg:x1="1.8cm" svg:y1="12.993cm" svg:x2="1.8cm" svg:y2="13.493cm">
            <text:p/>
          </draw:line>
          <draw:line draw:style-name="gr7" draw:text-style-name="P4" draw:layer="controls" svg:x1="2.6cm" svg:y1="12.993cm" svg:x2="1.8cm" svg:y2="12.993cm">
            <text:p/>
          </draw:line>
          <draw:line draw:style-name="gr7" draw:text-style-name="P4" draw:layer="controls" svg:x1="2.6cm" svg:y1="13.493cm" svg:x2="2.6cm" svg:y2="12.993cm">
            <text:p/>
          </draw:line>
          <draw:line draw:style-name="gr7" draw:text-style-name="P4" draw:layer="controls" svg:x1="2.8cm" svg:y1="13.493cm" svg:x2="2.6cm" svg:y2="13.493cm">
            <text:p/>
          </draw:line>
        </draw:g>
        <draw:frame draw:style-name="gr11" draw:text-style-name="P6" draw:layer="controls" svg:width="1.2cm" svg:height="0.607cm" svg:x="4.4cm" svg:y="9.7cm">
          <draw:text-box>
            <text:p><text:span text:style-name="T2">OUT</text:span></text:p>
          </draw:text-box>
        </draw:frame>
        <draw:frame draw:style-name="gr11" draw:text-style-name="P6" draw:layer="controls" svg:width="1.4cm" svg:height="0.607cm" svg:x="5.4cm" svg:y="9.7cm">
          <draw:text-box>
            <text:p><text:span text:style-name="T2">TRIG</text:span></text:p>
          </draw:text-box>
        </draw:frame>
        <draw:frame draw:style-name="gr13" draw:text-style-name="P6" draw:layer="controls" svg:width="2.2cm" svg:height="0.619cm" svg:x="7.7cm" svg:y="8.874cm">
          <draw:text-box>
            <text:p><text:span text:style-name="T2">Comparator</text:span></text:p>
          </draw:text-box>
        </draw:frame>
        <draw:line draw:style-name="gr3" draw:text-style-name="P4" draw:layer="controls" svg:x1="9.5cm" svg:y1="10.193cm" svg:x2="9cm" svg:y2="10.193cm">
          <text:p/>
        </draw:line>
        <draw:custom-shape draw:style-name="gr8" draw:text-style-name="P5" draw:layer="controls" svg:width="0.2cm" svg:height="0.2cm" svg:x="3.6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3.6cm" svg:y="1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controls" svg:width="0.2cm" svg:height="0.2cm" svg:x="4.1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controls" svg:x1="4.1cm" svg:y1="13.053cm" svg:x2="3.8cm" svg:y2="13.233cm">
          <text:p/>
        </draw:line>
        <draw:line draw:style-name="gr9" draw:text-style-name="P4" draw:layer="controls" svg:x1="3.5cm" svg:y1="12.693cm" svg:x2="3.6cm" svg:y2="12.693cm">
          <text:p/>
        </draw:line>
        <draw:line draw:style-name="gr9" draw:text-style-name="P4" draw:layer="controls" svg:x1="3.5cm" svg:y1="13.293cm" svg:x2="3.6cm" svg:y2="13.293cm">
          <text:p/>
        </draw:line>
        <draw:line draw:style-name="gr6" draw:text-style-name="P4" draw:layer="controls" svg:x1="3cm" svg:y1="13.293cm" svg:x2="3.5cm" svg:y2="13.293cm">
          <text:p/>
        </draw:line>
        <draw:frame draw:style-name="gr11" draw:text-style-name="P6" draw:layer="controls" svg:width="1.4cm" svg:height="0.607cm" svg:x="3cm" svg:y="11.993cm">
          <draw:text-box>
            <text:p><text:span text:style-name="T2">Loop</text:span></text:p>
          </draw:text-box>
        </draw:frame>
        <draw:line draw:style-name="gr7" draw:text-style-name="P4" draw:layer="controls" svg:x1="3.5cm" svg:y1="12.693cm" svg:x2="2.5cm" svg:y2="12.7cm">
          <text:p/>
        </draw:line>
        <draw:line draw:style-name="gr7" draw:text-style-name="P4" draw:layer="controls" svg:x1="2.5cm" svg:y1="10cm" svg:x2="2.5cm" svg:y2="12.7cm">
          <text:p/>
        </draw:line>
        <draw:line draw:style-name="gr7" draw:text-style-name="P4" draw:layer="controls" svg:x1="4.5cm" svg:y1="10cm" svg:x2="2.5cm" svg:y2="10cm">
          <text:p/>
        </draw:line>
        <draw:line draw:style-name="gr9" draw:text-style-name="P4" draw:layer="controls" svg:x1="3.8cm" svg:y1="14.5cm" svg:x2="4.5cm" svg:y2="14.5cm">
          <text:p/>
        </draw:line>
        <draw:line draw:style-name="gr7" draw:text-style-name="P4" draw:layer="controls" svg:x1="9cm" svg:y1="6.019cm" svg:x2="9cm" svg:y2="7.519cm">
          <text:p/>
        </draw:line>
        <draw:path draw:style-name="gr9" draw:text-style-name="P4" draw:layer="controls" svg:width="0.999cm" svg:height="1.099cm" draw:transform="rotate (-1.5707963267949) translate (12cm 15.5cm)" svg:viewBox="0 0 1000 1100" svg:d="M0 1100c400-200 600-200 1000 0 0-700-200-900-500-1100-300 200-500 400-500 1100z">
          <text:p/>
        </draw:path>
        <draw:frame draw:style-name="gr11" draw:text-style-name="P6" draw:layer="controls" svg:width="1.2cm" svg:height="0.607cm" svg:x="13.3cm" svg:y="14.2cm">
          <draw:text-box>
            <text:p><text:span text:style-name="T2">Q</text:span></text:p>
          </draw:text-box>
        </draw:frame>
        <draw:line draw:style-name="gr9" draw:text-style-name="P4" draw:layer="controls" svg:x1="14.5cm" svg:y1="14.5cm" svg:x2="14cm" svg:y2="14.5cm">
          <text:p/>
        </draw:line>
        <draw:g>
          <draw:line draw:style-name="gr7" draw:text-style-name="P4" draw:layer="controls" svg:x1="14.9cm" svg:y1="15cm" svg:x2="15cm" svg:y2="15cm">
            <text:p/>
          </draw:line>
          <draw:line draw:style-name="gr7" draw:text-style-name="P4" draw:layer="controls" svg:x1="15cm" svg:y1="14cm" svg:x2="15cm" svg:y2="15cm">
            <text:p/>
          </draw:line>
          <draw:line draw:style-name="gr7" draw:text-style-name="P4" draw:layer="controls" svg:x1="15.3cm" svg:y1="14cm" svg:x2="15cm" svg:y2="14cm">
            <text:p/>
          </draw:line>
          <draw:line draw:style-name="gr7" draw:text-style-name="P4" draw:layer="controls" svg:x1="15.3cm" svg:y1="15cm" svg:x2="15.3cm" svg:y2="14cm">
            <text:p/>
          </draw:line>
          <draw:line draw:style-name="gr7" draw:text-style-name="P4" draw:layer="controls" svg:x1="17cm" svg:y1="15cm" svg:x2="15.3cm" svg:y2="15cm">
            <text:p/>
          </draw:line>
        </draw:g>
        <draw:line draw:style-name="gr6" draw:text-style-name="P4" draw:layer="controls" svg:x1="14.5cm" svg:y1="18.5cm" svg:x2="14.5cm" svg:y2="14.5cm">
          <text:p/>
        </draw:line>
        <draw:line draw:style-name="gr19" draw:text-style-name="P4" draw:layer="controls" svg:x1="12.5cm" svg:y1="16cm" svg:x2="12.5cm" svg:y2="15.2cm">
          <text:p/>
        </draw:line>
        <draw:line draw:style-name="gr6" draw:text-style-name="P4" draw:layer="controls" svg:x1="12.5cm" svg:y1="16cm" svg:x2="12cm" svg:y2="16cm">
          <text:p/>
        </draw:line>
        <draw:g>
          <draw:line draw:style-name="gr7" draw:text-style-name="P4" draw:layer="controls" svg:x1="8.6cm" svg:y1="14.3cm" svg:x2="8.7cm" svg:y2="14.3cm">
            <text:p/>
          </draw:line>
          <draw:line draw:style-name="gr7" draw:text-style-name="P4" draw:layer="controls" svg:x1="8.7cm" svg:y1="13.8cm" svg:x2="8.7cm" svg:y2="14.3cm">
            <text:p/>
          </draw:line>
          <draw:line draw:style-name="gr7" draw:text-style-name="P4" draw:layer="controls" svg:x1="8.8cm" svg:y1="13.8cm" svg:x2="8.7cm" svg:y2="13.8cm">
            <text:p/>
          </draw:line>
          <draw:path draw:style-name="gr7" draw:text-style-name="P4" draw:layer="controls" svg:width="0.538cm" svg:height="0.125cm" draw:transform="rotate (1.94953277447767) translate (8.88294243103818cm 14.3465828643447cm)" svg:viewBox="0 0 539 126" svg:d="M0 126c74-186 167-149 539-1">
            <text:p/>
          </draw:path>
          <draw:line draw:style-name="gr7" draw:text-style-name="P4" draw:layer="controls" svg:x1="9.1cm" svg:y1="14.3cm" svg:x2="9cm" svg:y2="14.3cm">
            <text:p/>
          </draw:line>
        </draw:g>
        <draw:frame draw:style-name="gr20" draw:text-style-name="P8" draw:layer="controls" svg:width="2.5cm" svg:height="0.607cm" svg:x="1.9cm" svg:y="14.8cm">
          <draw:text-box>
            <text:p><text:span text:style-name="T3">Ext.Trigger</text:span></text:p>
          </draw:text-box>
        </draw:frame>
        <draw:frame draw:style-name="gr11" draw:text-style-name="P10" draw:layer="controls" svg:width="2.5cm" svg:height="0.607cm" svg:x="1.5cm" svg:y="20.693cm">
          <draw:text-box>
            <text:p text:style-name="P9"><text:span text:style-name="T2">Ext. Trigger</text:span></text:p>
          </draw:text-box>
        </draw:frame>
        <draw:frame draw:style-name="gr11" draw:text-style-name="P10" draw:layer="controls" svg:width="2cm" svg:height="0.607cm" svg:x="2cm" svg:y="21.7cm">
          <draw:text-box>
            <text:p text:style-name="P9"><text:span text:style-name="T2">TRIG</text:span></text:p>
          </draw:text-box>
        </draw:frame>
        <draw:frame draw:style-name="gr11" draw:text-style-name="P10" draw:layer="controls" svg:width="2cm" svg:height="0.607cm" svg:x="2cm" svg:y="22.7cm">
          <draw:text-box>
            <text:p text:style-name="P9"><text:span text:style-name="T2">Q</text:span></text:p>
          </draw:text-box>
        </draw:frame>
        <draw:frame draw:style-name="gr11" draw:text-style-name="P10" draw:layer="controls" svg:width="2cm" svg:height="0.607cm" svg:x="2cm" svg:y="23.693cm">
          <draw:text-box>
            <text:p text:style-name="P9"><text:span text:style-name="T2">RST</text:span></text:p>
          </draw:text-box>
        </draw:frame>
        <draw:polyline draw:style-name="gr9" draw:text-style-name="P4" draw:layer="controls" svg:width="8.499cm" svg:height="0.799cm" svg:x="4cm" svg:y="20.6cm" svg:viewBox="0 0 8500 800" draw:points="0,800 500,800 700,0 3500,0 3700,800 8500,800">
          <text:p/>
        </draw:polyline>
        <draw:path draw:style-name="gr9" draw:text-style-name="P4" draw:layer="controls" svg:width="8.499cm" svg:height="0.799cm" svg:x="4cm" svg:y="21.6cm" svg:viewBox="0 0 8500 800" svg:d="M0 0h500 200l200 800c0 0 700 0 1100 0 100-400 700-800 1000-800h5500">
          <text:p/>
        </draw:path>
        <draw:polyline draw:style-name="gr9" draw:text-style-name="P4" draw:layer="controls" svg:width="8.499cm" svg:height="0.799cm" svg:x="4cm" svg:y="23.6cm" svg:viewBox="0 0 8500 800" draw:points="0,0 1000,0 1200,800 6000,800 6200,0 8500,0">
          <text:p/>
        </draw:polyline>
        <draw:polyline draw:style-name="gr9" draw:text-style-name="P4" draw:layer="controls" svg:width="8.499cm" svg:height="0.799cm" svg:x="4cm" svg:y="22.6cm" svg:viewBox="0 0 8500 800" draw:points="0,800 1500,800 1700,0 5800,0 6000,800 8500,800">
          <text:p/>
        </draw:polyline>
        <draw:custom-shape draw:style-name="gr21" draw:text-style-name="P11" draw:layer="layout" svg:width="0.1cm" svg:height="0.1cm" svg:x="8.947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cm" svg:height="0.607cm" svg:x="8cm" svg:y="4.7cm">
          <draw:text-box>
            <text:p text:style-name="P12"><text:span text:style-name="T2">T</text:span></text:p>
          </draw:text-box>
        </draw:frame>
        <draw:line draw:style-name="gr22" draw:text-style-name="P4" draw:layer="layout" svg:x1="8.7cm" svg:y1="5cm" svg:x2="9cm" svg:y2="5cm">
          <text:p/>
        </draw:line>
        <draw:line draw:style-name="gr22" draw:text-style-name="P4" draw:layer="layout" svg:x1="8.3cm" svg:y1="5cm" svg:x2="8cm" svg:y2="5cm">
          <text:p/>
        </draw:line>
        <draw:frame draw:style-name="gr11" draw:text-style-name="P13" draw:layer="layout" svg:width="1cm" svg:height="0.607cm" svg:x="15.5cm" svg:y="6.093cm">
          <draw:text-box>
            <text:p text:style-name="P12"><text:span text:style-name="T2">T</text:span></text:p>
          </draw:text-box>
        </draw:frame>
        <draw:line draw:style-name="gr22" draw:text-style-name="P4" draw:layer="layout" svg:x1="16.2cm" svg:y1="6.4cm" svg:x2="16.5cm" svg:y2="6.4cm">
          <text:p/>
        </draw:line>
        <draw:line draw:style-name="gr22" draw:text-style-name="P4" draw:layer="layout" svg:x1="15.8cm" svg:y1="6.393cm" svg:x2="15.5cm" svg:y2="6.393cm">
          <text:p/>
        </draw:line>
        <draw:g>
          <draw:line draw:style-name="gr7" draw:text-style-name="P4" draw:layer="layout" svg:x1="3.2cm" svg:y1="6.6cm" svg:x2="3.3cm" svg:y2="6.6cm">
            <text:p/>
          </draw:line>
          <draw:line draw:style-name="gr7" draw:text-style-name="P4" draw:layer="layout" svg:x1="3.3cm" svg:y1="6.1cm" svg:x2="3.3cm" svg:y2="6.6cm">
            <text:p/>
          </draw:line>
          <draw:line draw:style-name="gr7" draw:text-style-name="P4" draw:layer="layout" svg:x1="4.3cm" svg:y1="6.1cm" svg:x2="3.3cm" svg:y2="6.1cm">
            <text:p/>
          </draw:line>
          <draw:line draw:style-name="gr7" draw:text-style-name="P4" draw:layer="layout" svg:x1="4.3cm" svg:y1="6.6cm" svg:x2="4.3cm" svg:y2="6.1cm">
            <text:p/>
          </draw:line>
          <draw:line draw:style-name="gr7" draw:text-style-name="P4" draw:layer="layout" svg:x1="4.5cm" svg:y1="6.6cm" svg:x2="4.3cm" svg:y2="6.6cm">
            <text:p/>
          </draw:line>
        </draw:g>
        <draw:frame draw:style-name="gr11" draw:text-style-name="P6" draw:layer="layout" svg:width="1.4cm" svg:height="0.607cm" svg:x="9.4cm" svg:y="3cm">
          <draw:text-box>
            <text:p><text:span text:style-name="T2">Vref</text:span></text:p>
          </draw:text-box>
        </draw:frame>
        <draw:line draw:style-name="gr16" draw:text-style-name="P4" draw:layer="layout" svg:x1="5.8cm" svg:y1="6.2cm" svg:x2="5.6cm" svg:y2="6.2cm">
          <text:p/>
        </draw:line>
        <draw:line draw:style-name="gr16" draw:text-style-name="P4" draw:layer="layout" svg:x1="5.5cm" svg:y1="6.5cm" svg:x2="5.6cm" svg:y2="6.2cm">
          <text:p/>
        </draw:line>
        <draw:line draw:style-name="gr16" draw:text-style-name="P4" draw:layer="layout" svg:x1="5.6cm" svg:y1="6.5cm" svg:x2="5.7cm" svg:y2="6.2cm">
          <text:p/>
        </draw:line>
        <draw:line draw:style-name="gr16" draw:text-style-name="P4" draw:layer="layout" svg:x1="5.6cm" svg:y1="6.5cm" svg:x2="5.4cm" svg:y2="6.5cm">
          <text:p/>
        </draw:line>
        <draw:custom-shape draw:style-name="gr1" draw:text-style-name="P1" draw:layer="layout" svg:width="1cm" svg:height="1cm" draw:transform="rotate (-1.5707963267949) translate (8.5cm 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4" draw:layer="layout" svg:x1="8cm" svg:y1="14.4cm" svg:x2="7.8cm" svg:y2="14.4cm">
          <text:p/>
        </draw:line>
        <draw:line draw:style-name="gr16" draw:text-style-name="P4" draw:layer="layout" svg:x1="7.7cm" svg:y1="14.7cm" svg:x2="7.8cm" svg:y2="14.4cm">
          <text:p/>
        </draw:line>
        <draw:line draw:style-name="gr16" draw:text-style-name="P4" draw:layer="layout" svg:x1="7.8cm" svg:y1="14.7cm" svg:x2="7.9cm" svg:y2="14.4cm">
          <text:p/>
        </draw:line>
        <draw:line draw:style-name="gr16" draw:text-style-name="P4" draw:layer="layout" svg:x1="7.8cm" svg:y1="14.7cm" svg:x2="7.6cm" svg:y2="14.7cm">
          <text:p/>
        </draw:line>
        <draw:line draw:style-name="gr23" draw:text-style-name="P4" draw:layer="layout" svg:x1="8.5cm" svg:y1="14.5cm" svg:x2="9.5cm" svg:y2="14.5cm">
          <text:p/>
        </draw:line>
        <draw:polygon draw:style-name="gr9" draw:text-style-name="P4" draw:layer="layout" svg:width="0cm" svg:height="0cm" svg:x="10cm" svg:y="14.5cm" svg:viewBox="0 0 0 0" draw:points="0,0">
          <text:p/>
        </draw:polygon>
        <draw:custom-shape draw:style-name="gr17" draw:text-style-name="P7" draw:layer="layout" svg:width="1.5cm" svg:height="1cm" svg:x="4.5cm" svg:y="14cm">
          <text:p text:style-name="P2"><text:span text:style-name="T1">Pulse gen.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cm" svg:y1="14.5cm" svg:x2="7.5cm" svg:y2="14.5cm">
          <text:p/>
        </draw:line>
        <draw:g>
          <draw:line draw:style-name="gr7" draw:text-style-name="P4" draw:layer="layout" svg:x1="2.7cm" svg:y1="14.8cm" svg:x2="2.8cm" svg:y2="14.8cm">
            <text:p/>
          </draw:line>
          <draw:line draw:style-name="gr7" draw:text-style-name="P4" draw:layer="layout" svg:x1="2.8cm" svg:y1="14.3cm" svg:x2="2.8cm" svg:y2="14.8cm">
            <text:p/>
          </draw:line>
          <draw:line draw:style-name="gr7" draw:text-style-name="P4" draw:layer="layout" svg:x1="3.6cm" svg:y1="14.3cm" svg:x2="2.8cm" svg:y2="14.3cm">
            <text:p/>
          </draw:line>
          <draw:line draw:style-name="gr7" draw:text-style-name="P4" draw:layer="layout" svg:x1="3.6cm" svg:y1="14.8cm" svg:x2="3.6cm" svg:y2="14.3cm">
            <text:p/>
          </draw:line>
          <draw:line draw:style-name="gr7" draw:text-style-name="P4" draw:layer="layout" svg:x1="3.8cm" svg:y1="14.8cm" svg:x2="3.6cm" svg:y2="14.8cm">
            <text:p/>
          </draw:line>
        </draw:g>
        <draw:custom-shape draw:style-name="gr1" draw:text-style-name="P1" draw:layer="layout" svg:width="1cm" svg:height="1cm" draw:transform="rotate (-1.5707963267949) translate (10.5cm 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2cm" svg:height="0.2cm" svg:x="10.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4" draw:layer="layout" svg:width="0cm" svg:height="0cm" svg:x="10cm" svg:y="13cm" svg:viewBox="0 0 0 0" draw:points="0,0">
          <text:p/>
        </draw:polygon>
        <draw:custom-shape draw:style-name="gr1" draw:text-style-name="P1" draw:layer="layout" svg:width="1cm" svg:height="1cm" draw:transform="rotate (-1.5707963267949) translate (10.5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2cm" svg:height="0.2cm" svg:x="10.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1.2cm" svg:y1="14.5cm" svg:x2="10.7cm" svg:y2="14.5cm">
          <text:p/>
        </draw:line>
        <draw:line draw:style-name="gr7" draw:text-style-name="P4" draw:layer="layout" svg:x1="11.2cm" svg:y1="14.5cm" svg:x2="11.2cm" svg:y2="13cm">
          <text:p/>
        </draw:line>
        <draw:line draw:style-name="gr7" draw:text-style-name="P4" draw:layer="layout" svg:x1="9.5cm" svg:y1="13cm" svg:x2="9cm" svg:y2="13cm">
          <text:p/>
        </draw:line>
        <draw:g>
          <draw:custom-shape draw:style-name="gr24" draw:text-style-name="P7" draw:layer="layout" svg:width="1cm" svg:height="1.5cm" svg:x="9.5cm" svg:y="16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607cm" svg:x="9.9cm" svg:y="16.093cm">
            <draw:text-box>
              <text:p><text:span text:style-name="T2">Q</text:span></text:p>
            </draw:text-box>
          </draw:frame>
          <draw:frame draw:style-name="gr25" draw:text-style-name="P6" draw:layer="layout" svg:width="0.6cm" svg:height="0.607cm" svg:x="9.6cm" svg:y="16.1cm">
            <draw:text-box>
              <text:p><text:span text:style-name="T2">S</text:span></text:p>
            </draw:text-box>
          </draw:frame>
          <draw:frame draw:style-name="gr25" draw:text-style-name="P6" draw:layer="layout" svg:width="0.6cm" svg:height="0.607cm" svg:x="9.6cm" svg:y="16.793cm">
            <draw:text-box>
              <text:p><text:span text:style-name="T2">R</text:span></text:p>
            </draw:text-box>
          </draw:frame>
        </draw:g>
        <draw:line draw:style-name="gr6" draw:text-style-name="P4" draw:layer="layout" svg:x1="11cm" svg:y1="16.3cm" svg:x2="10.5cm" svg:y2="16.3cm">
          <text:p/>
        </draw:line>
        <draw:line draw:style-name="gr6" draw:text-style-name="P4" draw:layer="layout" svg:x1="11cm" svg:y1="15.7cm" svg:x2="7cm" svg:y2="15.7cm">
          <text:p/>
        </draw:line>
        <draw:line draw:style-name="gr7" draw:text-style-name="P4" draw:layer="layout" svg:x1="7cm" svg:y1="15.7cm" svg:x2="7cm" svg:y2="13cm">
          <text:p/>
        </draw:line>
        <draw:custom-shape draw:style-name="gr21" draw:text-style-name="P11" draw:layer="layout" svg:width="0.1cm" svg:height="0.1cm" svg:x="6.952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1cm" svg:height="0.1cm" svg:x="11.151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5cm" svg:height="1cm" svg:x="9.5cm" svg:y="18cm">
          <text:p text:style-name="P2"><text:span text:style-name="T1">Pulse gen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draw:transform="rotate (1.5707963267949) translate (12cm 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2cm" svg:height="0.2cm" svg:x="11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4.5cm" svg:y1="18.5cm" svg:x2="13cm" svg:y2="18.5cm">
          <text:p/>
        </draw:line>
        <draw:line draw:style-name="gr9" draw:text-style-name="P4" draw:layer="layout" svg:x1="11.8cm" svg:y1="18.5cm" svg:x2="11cm" svg:y2="18.5cm">
          <text:p/>
        </draw:line>
        <draw:line draw:style-name="gr7" draw:text-style-name="P4" draw:layer="layout" svg:x1="9cm" svg:y1="16.4cm" svg:x2="9cm" svg:y2="14.5cm">
          <text:p/>
        </draw:line>
        <draw:custom-shape draw:style-name="gr21" draw:text-style-name="P11" draw:layer="layout" svg:width="0.1cm" svg:height="0.1cm" svg:x="8.947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5cm" svg:y1="16.4cm" svg:x2="9cm" svg:y2="16.4cm">
          <text:p/>
        </draw:line>
        <draw:line draw:style-name="gr6" draw:text-style-name="P4" draw:layer="layout" svg:x1="9.5cm" svg:y1="18.5cm" svg:x2="9cm" svg:y2="18.5cm">
          <text:p/>
        </draw:line>
        <draw:line draw:style-name="gr7" draw:text-style-name="P4" draw:layer="layout" svg:x1="9cm" svg:y1="18.5cm" svg:x2="9cm" svg:y2="17.1cm">
          <text:p/>
        </draw:line>
        <draw:line draw:style-name="gr6" draw:text-style-name="P4" draw:layer="layout" svg:x1="9.5cm" svg:y1="17.1cm" svg:x2="9cm" svg:y2="17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8T18:03:24.645607844</meta:creation-date>
    <dc:date>2025-10-20T09:31:21.205310531</dc:date>
    <meta:editing-duration>PT11H26M6S</meta:editing-duration>
    <meta:editing-cycles>4</meta:editing-cycles>
    <meta:generator>LibreOffice/7.3.7.2$Linux_X86_64 LibreOffice_project/30$Build-2</meta:generator>
    <meta:document-statistic meta:object-count="204"/>
  </office:meta>
</office:document-meta>
</file>